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4.259cm" fo:min-width="2.80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576cm" fo:min-width="0.898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9.017cm" draw:transform="rotate (1.57236712312169) translate (8.63cm 8.6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2" draw:layer="layout" svg:width="1.397cm" svg:height="2.921cm" draw:transform="rotate (-1.59191481074403) translate (8.493cm 4.61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20:11:40.686500439</meta:creation-date>
    <dc:date>2015-09-11T20:18:55.122010780</dc:date>
    <meta:editing-duration>PT7M15S</meta:editing-duration>
    <meta:editing-cycles>1</meta:editing-cycles>
    <meta:document-statistic meta:object-count="2"/>
    <meta:generator>LibreOffice/4.4.3.2$Linux_X86_64 LibreOffice_project/40$Build-2</meta:generator>
  </office:meta>
</office:document-meta>
</file>